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tkinson Hyperlegible1"/>
    </style:style>
    <style:style style:name="P2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style style:name="P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style:font-name="Atkinson Hyperlegible1" officeooo:rsid="0007925b" officeooo:paragraph-rsid="0007925b"/>
    </style:style>
    <style:style style:name="P6" style:family="paragraph" style:parent-style-name="Text_20_body">
      <style:text-properties officeooo:rsid="000b8784" officeooo:paragraph-rsid="000b8784"/>
    </style:style>
    <style:style style:name="P7" style:family="paragraph" style:parent-style-name="Text_20_body">
      <style:text-properties officeooo:rsid="000e7595" officeooo:paragraph-rsid="000e7595"/>
    </style:style>
    <style:style style:name="P8" style:family="paragraph" style:parent-style-name="Text_20_body">
      <style:text-properties officeooo:paragraph-rsid="000e7595"/>
    </style:style>
    <style:style style:name="P9" style:family="paragraph" style:parent-style-name="Title">
      <style:text-properties style:font-name="Atkinson Hyperlegible1"/>
    </style:style>
    <style:style style:name="P10" style:family="paragraph" style:parent-style-name="Heading_20_1" style:list-style-name="">
      <style:text-properties style:font-name="Atkinson Hyperlegible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style:font-name="Atkinson Hyperlegible1"/>
    </style:style>
    <style:style style:name="P13" style:family="paragraph" style:parent-style-name="Heading_20_1" style:list-style-name="">
      <style:paragraph-properties fo:break-before="page"/>
      <style:text-properties officeooo:rsid="000e7595" officeooo:paragraph-rsid="000e7595"/>
    </style:style>
    <style:style style:name="P14" style:family="paragraph" style:parent-style-name="Heading_20_1">
      <style:paragraph-properties fo:break-before="page"/>
      <style:text-properties officeooo:paragraph-rsid="000e7595"/>
    </style:style>
    <style:style style:name="P15" style:family="paragraph" style:parent-style-name="Heading_20_1">
      <style:paragraph-properties fo:break-before="page"/>
      <style:text-properties officeooo:rsid="000d1361" officeooo:paragraph-rsid="000d1361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lix Baker</text:p>
      <text:p text:style-name="P5"/>
      <text:p text:style-name="P9">Internship Report</text:p>
      <text:p text:style-name="P5">April 12<text:span text:style-name="T1">th</text:span> – June 7<text:span text:style-name="T1">th</text:span></text:p>
      <text:p text:style-name="P5"/>
      <text:p text:style-name="P5"/>
      <text:p text:style-name="P5"/>
      <text:p text:style-name="P5">Developpeur Web en Java</text:p>
      <text:p text:style-name="P5">Concepteur Développeur d’Applications</text:p>
      <text:p text:style-name="P5"/>
      <text:p text:style-name="P5">Baobab Ingéniere</text:p>
      <text:p text:style-name="P5"/>
      <text:p text:style-name="P5">In association with Greta de l’Essonne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324_1656723604" text:style-name="Index_20_Link" text:visited-style-name="Index_20_Link">Project Summary<text:tab/>3</text:a></text:p>
          <text:p text:style-name="P3"><text:a xlink:type="simple" xlink:href="#__RefHeading___Toc445_1656723604" text:style-name="Index_20_Link" text:visited-style-name="Index_20_Link">Competences covered by this project<text:tab/>4</text:a></text:p>
        </text:index-body>
      </text:table-of-content>
      <text:h text:style-name="P10" text:outline-level="1"/>
      <text:h text:style-name="P12" text:outline-level="1"><text:bookmark-start text:name="__RefHeading___Toc324_1656723604"/>Project Summary<text:bookmark-end text:name="__RefHeading___Toc324_1656723604"/></text:h>
      <text:p text:style-name="Text_20_body"/>
      <text:p text:style-name="P7">Where and what about the business</text:p>
      <text:p text:style-name="P7">your role</text:p>
      <text:p text:style-name="P7">your mission</text:p>
      <text:p text:style-name="P7">how you spent your time (sections/objectives)</text:p>
      <text:p text:style-name="P7">brief conclusion about what you got out of it</text:p>
      <text:h text:style-name="P13" text:outline-level="1">Résumé du Projet</text:h>
      <text:h text:style-name="P14" text:outline-level="1"><text:bookmark-start text:name="__RefHeading___Toc445_1656723604"/>Competences covered by this project<text:bookmark-end text:name="__RefHeading___Toc445_1656723604"/></text:h>
      <text:p text:style-name="P8"/>
      <text:p text:style-name="P8"/>
      <text:h text:style-name="P11" text:outline-level="1">Client needs</text:h>
      <text:p text:style-name="P6"/>
      <text:h text:style-name="P11" text:outline-level="1">Functional Requirements</text:h>
      <text:h text:style-name="P15" text:outline-level="1">Organization and Planning</text:h>
      <text:h text:style-name="P11" text:outline-level="1">Conceptualisat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Work Sans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tkinson Hyperlegible1"/>
    </style:style>
    <style:style style:name="MP2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Index">
      <style:footer>
        <text:p text:style-name="MP1"><text:page-number text:select-page="current">2</text:page-number></text:p>
      </style:footer>
    </style:master-page>
    <style:master-page style:name="Index" style:page-layout-name="Mpm1"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8:49:39.408135646</meta:creation-date>
    <dc:date>2021-06-07T18:03:59.957649904</dc:date>
    <meta:editing-duration>PT5H43M33S</meta:editing-duration>
    <meta:editing-cycles>3</meta:editing-cycles>
    <meta:generator>LibreOffice/7.1.3.2$Linux_X86_64 LibreOffice_project/12a8e3cbd24a3757385a302d290655d4f3c7ebf1</meta:generator>
    <meta:document-statistic meta:table-count="0" meta:image-count="0" meta:object-count="0" meta:page-count="9" meta:paragraph-count="25" meta:word-count="81" meta:character-count="524" meta:non-whitespace-character-count="467"/>
  </office:meta>
</office:document-meta>
</file>